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0e24e"/>
    </style:style>
    <style:style style:name="P2" style:family="paragraph" style:parent-style-name="Standard">
      <style:paragraph-properties fo:text-align="justify" style:justify-single-word="false"/>
      <style:text-properties officeooo:paragraph-rsid="0016a91f"/>
    </style:style>
    <style:style style:name="P3" style:family="paragraph" style:parent-style-name="Standard">
      <style:paragraph-properties fo:text-align="justify" style:justify-single-word="false"/>
      <style:text-properties officeooo:paragraph-rsid="001a1f2a"/>
    </style:style>
    <style:style style:name="P4" style:family="paragraph" style:parent-style-name="Standard">
      <style:paragraph-properties fo:text-align="justify" style:justify-single-word="false"/>
      <style:text-properties officeooo:paragraph-rsid="001bcef8"/>
    </style:style>
    <style:style style:name="P5" style:family="paragraph" style:parent-style-name="Standard">
      <style:paragraph-properties fo:text-align="justify" style:justify-single-word="false"/>
      <style:text-properties officeooo:paragraph-rsid="00170a87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10e24e" officeooo:paragraph-rsid="0010e24e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0e24e" officeooo:paragraph-rsid="00170a87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10e24e" officeooo:paragraph-rsid="0018907b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rsid="00177ecb" officeooo:paragraph-rsid="00177ecb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8907b" officeooo:paragraph-rsid="0018907b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rsid="001a1f2a" officeooo:paragraph-rsid="001a1f2a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1bcef8" officeooo:paragraph-rsid="001bcef8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rsid="001bcef8" officeooo:paragraph-rsid="001d6b7e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officeooo:rsid="001d6b7e" officeooo:paragraph-rsid="001d6b7e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14496d" officeooo:paragraph-rsid="0010e24e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officeooo:paragraph-rsid="00170a87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officeooo:paragraph-rsid="001a1f2a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4b64b" officeooo:paragraph-rsid="0010e24e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6a91f" officeooo:paragraph-rsid="0016a91f"/>
    </style:style>
    <style:style style:name="P2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4pt" officeooo:rsid="001fac50" officeooo:paragraph-rsid="001fac50" style:font-size-asian="12.25pt" style:font-size-complex="14pt"/>
    </style:style>
    <style:style style:name="P2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4pt" officeooo:rsid="00210ad8" officeooo:paragraph-rsid="00210ad8" style:font-size-asian="12.25pt" style:font-size-complex="14pt"/>
    </style:style>
    <style:style style:name="P2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4pt" officeooo:rsid="001fac50" officeooo:paragraph-rsid="001fac50" style:font-size-asian="12.25pt" style:font-size-complex="14pt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ize="14pt" fo:font-weight="normal" officeooo:paragraph-rsid="0024ef75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fo:font-weight="normal" officeooo:paragraph-rsid="0024ef75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officeooo:paragraph-rsid="00170a87" style:font-size-asian="12.25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paragraph-rsid="00229144" style:font-size-asian="12.25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245a7d" officeooo:paragraph-rsid="00245a7d" style:font-size-asian="12.25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4pt" fo:font-weight="bold" officeooo:rsid="00245a7d" officeooo:paragraph-rsid="00245a7d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officeooo:paragraph-rsid="00245a7d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style:font-name="Times New Roman" fo:font-size="14pt" officeooo:paragraph-rsid="00229144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officeooo:paragraph-rsid="00229144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6a91f" officeooo:paragraph-rsid="0016a91f"/>
    </style:style>
    <style:style style:name="P33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style:font-name="Times New Roman" fo:font-size="14pt" fo:font-weight="normal" officeooo:rsid="00248ee9" officeooo:paragraph-rsid="00248ee9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bold" officeooo:rsid="00248ee9" officeooo:paragraph-rsid="00248ee9" style:font-size-asian="12.25pt" style:font-weight-asian="bold" style:font-size-complex="14pt" style:font-weight-complex="bold"/>
    </style:style>
    <style:style style:name="P35" style:family="paragraph" style:parent-style-name="Preformatted_20_Text">
      <style:paragraph-properties fo:margin-top="0cm" fo:margin-bottom="0cm" style:contextual-spacing="true"/>
      <style:text-properties style:font-name="Times New Roman"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2aae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3eb3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4496d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13eb30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14496d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14496d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officeooo:rsid="0014b64b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 officeooo:rsid="0016a91f"/>
    </style:style>
    <style:style style:name="T14" style:family="text">
      <style:text-properties fo:font-variant="normal" fo:text-transform="none" fo:color="#000000" style:font-name="Times New Roman" fo:font-size="14pt" fo:letter-spacing="normal" fo:font-weight="normal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6" style:family="text">
      <style:text-properties fo:font-variant="normal" fo:text-transform="none" fo:color="#000000" style:font-name="Times New Roman1" fo:letter-spacing="normal" fo:font-style="normal" fo:font-weight="normal" style:font-size-asian="14pt" style:font-size-complex="14pt"/>
    </style:style>
    <style:style style:name="T17" style:family="text">
      <style:text-properties fo:font-variant="normal" fo:text-transform="none" fo:color="#000000" style:font-name="Times New Roman1" fo:letter-spacing="normal" fo:font-style="normal" fo:font-weight="normal" officeooo:rsid="001a1f2a" style:font-size-asian="14pt" style:font-size-complex="14pt"/>
    </style:style>
    <style:style style:name="T18" style:family="text">
      <style:text-properties fo:font-variant="normal" fo:text-transform="none" fo:color="#000000" style:font-name="Times New Roman1" fo:letter-spacing="normal" fo:font-style="normal" fo:font-weight="normal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Times New Roman1" fo:letter-spacing="normal" fo:font-style="normal" fo:font-weight="normal" officeooo:rsid="001a1f2a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000000" style:font-name="Times New Roman1" fo:font-size="14pt" fo:letter-spacing="normal" fo:font-style="normal" fo:font-weight="normal" officeooo:rsid="001a1f2a" style:font-size-asian="14pt" style:font-size-complex="14pt"/>
    </style:style>
    <style:style style:name="T22" style:family="text">
      <style:text-properties fo:font-variant="normal" fo:text-transform="none" fo:color="#000000" style:font-name="Times New Roman1" fo:font-size="14pt" fo:letter-spacing="normal" fo:font-style="normal" fo:font-weight="normal" officeooo:rsid="001bcef8" style:font-size-asian="14pt" style:font-size-complex="14pt"/>
    </style:style>
    <style:style style:name="T23" style:family="text">
      <style:text-properties fo:font-variant="normal" fo:text-transform="none" fo:color="#000000" fo:letter-spacing="normal" fo:font-style="normal" fo:font-weight="normal" officeooo:rsid="00229144"/>
    </style:style>
    <style:style style:name="T24" style:family="text">
      <style:text-properties fo:font-variant="normal" fo:text-transform="none" fo:color="#606090" style:text-line-through-style="none" style:text-line-through-type="none" style:font-name="Times New Roman1" fo:font-size="14pt" fo:letter-spacing="normal" fo:font-style="normal" style:text-underline-style="none" fo:font-weight="bold" style:text-blinking="false" style:font-size-asian="14pt" style:font-size-complex="14pt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letter-spacing="normal" fo:font-style="normal" fo:font-weight="normal" officeooo:rsid="00229144"/>
    </style:style>
    <style:style style:name="T28" style:family="text">
      <style:text-properties style:font-name="Times New Roman" fo:font-size="14pt" fo:font-style="normal" fo:font-weight="normal" officeooo:rsid="0013eb30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Times New Roman" fo:font-size="14pt" officeooo:rsid="0010e24e" style:font-size-asian="12.25pt" style:font-size-complex="14pt"/>
    </style:style>
    <style:style style:name="T30" style:family="text">
      <style:text-properties style:font-name="Times New Roman" fo:font-size="14pt" officeooo:rsid="001bcef8" style:font-size-asian="14pt" style:font-size-complex="14pt"/>
    </style:style>
    <style:style style:name="T31" style:family="text">
      <style:text-properties officeooo:rsid="00170a87"/>
    </style:style>
    <style:style style:name="T32" style:family="text">
      <style:text-properties officeooo:rsid="00177ecb"/>
    </style:style>
    <style:style style:name="T33" style:family="text">
      <style:text-properties officeooo:rsid="0018907b"/>
    </style:style>
    <style:style style:name="T34" style:family="text">
      <style:text-properties officeooo:rsid="0010e24e" style:font-size-asian="12.25pt" style:font-size-complex="14pt"/>
    </style:style>
    <style:style style:name="T35" style:family="text">
      <style:text-properties officeooo:rsid="001a1f2a" style:font-size-asian="12.25pt" style:font-size-complex="14pt"/>
    </style:style>
    <style:style style:name="T36" style:family="text">
      <style:text-properties fo:font-size="14pt" officeooo:rsid="001bcef8" style:font-size-asian="12.25pt" style:font-size-complex="14pt"/>
    </style:style>
    <style:style style:name="T37" style:family="text">
      <style:text-properties officeooo:rsid="001a1f2a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d6b7e" style:font-weight-asian="bold" style:font-weight-complex="bold"/>
    </style:style>
    <style:style style:name="T40" style:family="text">
      <style:text-properties fo:font-weight="bold" officeooo:rsid="001fac50" style:font-weight-asian="bold" style:font-weight-complex="bold"/>
    </style:style>
    <style:style style:name="T41" style:family="text">
      <style:text-properties fo:font-weight="bold" officeooo:rsid="00229144" style:font-weight-asian="bold" style:font-weight-complex="bold"/>
    </style:style>
    <style:style style:name="T42" style:family="text">
      <style:text-properties officeooo:rsid="001bcef8"/>
    </style:style>
    <style:style style:name="T43" style:family="text">
      <style:text-properties officeooo:rsid="001d6b7e"/>
    </style:style>
    <style:style style:name="T44" style:family="text">
      <style:text-properties officeooo:rsid="001fac50"/>
    </style:style>
    <style:style style:name="T45" style:family="text">
      <style:text-properties officeooo:rsid="00229144"/>
    </style:style>
    <style:style style:name="T46" style:family="text">
      <style:text-properties officeooo:rsid="00240ff3"/>
    </style:style>
    <style:style style:name="T47" style:family="text">
      <style:text-properties officeooo:rsid="0024436c"/>
    </style:style>
    <style:style style:name="T48" style:family="text">
      <style:text-properties officeooo:rsid="00245a7d"/>
    </style:style>
    <style:style style:name="T49" style:family="text">
      <style:text-properties officeooo:rsid="00248ee9"/>
    </style:style>
    <style:style style:name="T50" style:family="text">
      <style:text-properties officeooo:rsid="0024ef75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48">ЛАБОРАТОРНАЯ РАБОТА 1</text:span></text:p>
      <text:p text:style-name="P28">ЗНАКОМСТВО С ОС UNIX. </text:p>
      <text:p text:style-name="P27"><text:tab/><text:span text:style-name="T38">Цель работы</text:span></text:p>
      <text:p text:style-name="P27"><text:tab/>Ознакомление с последовательностью входа и выхода в ОC UNIX.Изучение команд полиэкранного редактора текстов. Написание простейшейпрограммы на языке Cи.</text:p>
      <text:p text:style-name="P25"/>
      <text:p text:style-name="P25"><text:span text:style-name="T45"><text:tab/></text:span><text:span text:style-name="T41">1.1 Изучение текстового редактора Vim</text:span></text:p>
      <text:p text:style-name="P25"/>
      <text:p text:style-name="P26"><text:tab/><text:span text:style-name="T45">Vim – текстовый редактор, обратно-совместимый с Vi. Он может быть использован для правки всех видов простого текста. Особенно он хорош для правки исходных текстов программ.По сравнению с Vi, Vim имеет много усовершенствований: многократнаяотмена операций, множественность окон и буферов, подсветка синтаксиса,правка командной строки, автодополнение имён файлов, встроеннаясправка, визуальное выделение и т. п.</text:span></text:p>
      <text:p text:style-name="P26"><text:tab/><text:span text:style-name="T45">Vim может работать в следующих режимах:</text:span></text:p>
      <text:p text:style-name="P26"><text:tab/><text:span text:style-name="T45">«Обычный режим» — перемещение по файлу, стирание текста и другие редактирующие функции. Для перехода в него следует нажать ESC.</text:span></text:p>
      <text:p text:style-name="P26"><text:tab/><text:span text:style-name="T45">«Режим ввода» — ввод текста. Заметьте, что стирание и ввод текста происходит в двух разных режимах. Для перехода в него следует нажать i.</text:span></text:p>
      <text:p text:style-name="P30"><text:tab/><text:span text:style-name="T26">«Командный режим» </text:span><text:span text:style-name="T25">— Команды (операции с файлом, поиск и замена, настройка редактора…). Переход в него из обычного режима </text:span><text:span text:style-name="T27">существляется с помощью нажатия на :.</text:span></text:p>
      <text:p text:style-name="P30"><text:span text:style-name="T27"><text:tab/>«Режим поиска» — ввод поискового запроса. Переход в него из обычного режима можна осуществить с помощью / – поиск до конца файла, либо ? – <text:s/>поиск до начала файла.</text:span></text:p>
      <text:p text:style-name="P31"><text:span text:style-name="T23"><text:tab/></text:span><text:span text:style-name="T45">«Визуальный режим» — режим выделения текста. Переход в него из обычного режима осуществляется с помощью клавиши v. <text:s text:c="18"/></text:span></text:p>
      <text:p text:style-name="P31"><text:tab/><text:span text:style-name="T45">Для движения курсора нужно использовать клавиши h – движение влево, j – движение в низ, k – движение вверх, l – движение курсора в лево. Также для движения по тексту можна использовать следующие клавиши: w – <text:s/>перейти к началу следующего слова, e – к концу слова, b – перейти к началу слова.</text:span></text:p>
      <text:p text:style-name="P31"><text:tab/><text:span text:style-name="T46">Для перемещения вперед в режиме поиска следует использовать n, для перемещения назад – N.</text:span></text:p>
      <text:p text:style-name="P31"><text:tab/><text:span text:style-name="T46">Для записи файла в командном режиме следует нажать w, для чтения файла нужно нажать r [ИМЯ_ФАЙЛА]. </text:span></text:p>
      <text:p text:style-name="P31"><text:tab/><text:span text:style-name="T46">Для выделения текста следует перейти в визуальный режим, там можна выделять текст двигая курсор, потом его можно вырезать с помощью клавиши d, скопировать с помощью y, для вставки нужно использовать p. Также в vim существует 26 различных буферов начиная от a до z. Например, для вставки из буфера а нужно использовать ap. </text:span></text:p>
      <text:p text:style-name="P31"><text:tab/><text:span text:style-name="T47">В командном режиме vim можно также запускать команды, например можно компилировать прямо из vim используя !gcc. Аналогично используя ! можно запустить программу прямо из vim.</text:span></text:p>
      <text:p text:style-name="P31"><text:tab/><text:span text:style-name="T49">Для перехода в самое начало файла можно использовать команду gg, а для </text:span><text:soft-page-break/><text:span text:style-name="T49">перехода в конец файла команду G.</text:span></text:p>
      <text:p text:style-name="P31"><text:tab/><text:span text:style-name="T50">Чтобы отменить изменения можно использовать команду u, чтобы восстановить отмененные изменеия нужно использовать команду ctrl+r.</text:span></text:p>
      <text:p text:style-name="P31"><text:tab/><text:span text:style-name="T50">Для того чтобы повторить некоторое действие много раз нужно перед командой написать число повторений, например команда 30igo вставит go 30 раз.</text:span></text:p>
      <text:p text:style-name="P25"><text:tab/></text:p>
      <text:p text:style-name="P25"><text:span text:style-name="T39"><text:tab/>1.2 Изучение команд для работы с файловой системой</text:span></text:p>
      <text:p text:style-name="P25"/>
      <text:p text:style-name="P23"><text:span text:style-name="T3">login</text:span> - начинает сеанс в системе</text:p>
      <text:p text:style-name="P23">СИНТАКСИС</text:p>
      <text:p text:style-name="P23">login [-p] [имя_пользователя] [ПЕРЕМЕННАЯ_СРЕДЫ=ЗНАЧЕНИЕ...]</text:p>
      <text:p text:style-name="P23">login [-p] [-h хост] [-f имя_пользователя]</text:p>
      <text:p text:style-name="P23">login [-p] -r хост</text:p>
      <text:p text:style-name="P23">ПАРАМЕТРЫ</text:p>
      <text:p text:style-name="P23">-f − Не выполнять аутентификацию, пользователь уже прошёл проверку.</text:p>
      <text:p text:style-name="P23">-h − Имя удалённого хоста, на который нужно войти.</text:p>
      <text:p text:style-name="P23">-p − Сохранить среду.</text:p>
      <text:p text:style-name="P23">-r − Выполнить протокол autologin для rlogin.</text:p>
      <text:p text:style-name="P23">Параметры -r, -h и -f используются только если login запускается суперпользователем.</text:p>
      <text:p text:style-name="P23"/>
      <text:p text:style-name="P23"><text:span text:style-name="T3">passwd</text:span><text:span text:style-name="T1"> </text:span>− изменяет пароль пользователя</text:p>
      <text:p text:style-name="P23">СИНТАКСИС</text:p>
      <text:p text:style-name="P23">passwd [параметры] [LOGIN]</text:p>
      <text:p text:style-name="P23">ПАРАМЕТРЫ</text:p>
      <text:p text:style-name="P23">-a, --all − Этот параметр можно использовать только вместе с -S для</text:p>
      <text:p text:style-name="P23">вывода статуса всех пользователей.</text:p>
      <text:p text:style-name="P23">-d, --delete − Удалить пароль пользователя (сделать его пустым). Это быстрый способ заблокировать пароль учётной записи. Это делает указанную учётную запись беспарольной.</text:p>
      <text:p text:style-name="P23">-e, --expire − Немедленно сделать пароль устаревшим. В результате это заставит пользователя изменить пароль при следующем входе в систему.</text:p>
      <text:p text:style-name="P23">-h, --help − Показать краткую справку и закончить работу.</text:p>
      <text:p text:style-name="P24"><text:span text:style-name="T43">-q, --quiet − Не выводить сообщений при работе.</text:span></text:p>
      <text:p text:style-name="P5"/>
      <text:p text:style-name="P5"><text:span text:style-name="T29"><text:tab/></text:span><text:span text:style-name="T30">ls – </text:span><text:span text:style-name="T20">выводит содержимое каталога.</text:span></text:p>
      <text:p text:style-name="P7"><text:tab/><text:span text:style-name="T31">Синтаксис запуска команды ls:</text:span></text:p>
      <text:p text:style-name="P7"><text:tab/><text:span text:style-name="T31">ls [OPTION]... [FILE]...</text:span></text:p>
      <text:p text:style-name="P7"><text:tab/><text:span text:style-name="T31">Основные опции:</text:span></text:p>
      <text:p text:style-name="P7"><text:tab/>-<text:span text:style-name="T31">l использует длинный формат вывода;</text:span></text:p>
      <text:p text:style-name="P7"><text:tab/>-<text:span text:style-name="T31">a отображает также скрытые файлы;</text:span></text:p>
      <text:p text:style-name="P7"><text:tab/>-<text:span text:style-name="T31">R рекурсивно отображает также содержимое подкаталогов.</text:span></text:p>
      <text:p text:style-name="P7"/>
      <text:p text:style-name="P7"><text:tab/><text:span text:style-name="T43">сd – изменить рабочий каталог.</text:span></text:p>
      <text:p text:style-name="P7"><text:soft-page-break/><text:tab/><text:span text:style-name="T31">Cинтаксис запуска команды cd:</text:span></text:p>
      <text:p text:style-name="P7"><text:tab/><text:span text:style-name="T31">cd [-L|-Р] [dir]</text:span></text:p>
      <text:p text:style-name="P7"><text:tab/><text:span text:style-name="T31">Опция - позволяет вернутся в предыдущий каталог.</text:span></text:p>
      <text:p text:style-name="P7"><text:tab/><text:span text:style-name="T32">C опцией -L символические ссылки не игнорируются.</text:span></text:p>
      <text:p text:style-name="P7"><text:tab/><text:span text:style-name="T32">С опцией -P символические ссылки игнорируются.</text:span></text:p>
      <text:p text:style-name="P7"/>
      <text:p text:style-name="P7"><text:tab/><text:span text:style-name="T43">cp – копировать файл.</text:span></text:p>
      <text:p text:style-name="P7"><text:tab/><text:span text:style-name="T32">Синтаксис запуска команды cp:</text:span></text:p>
      <text:p text:style-name="P9"><text:s text:c="10"/>cp [OPTION]... [-T] SOURCE DEST </text:p>
      <text:p text:style-name="P9"><text:s text:c="10"/>cp [OPTION]... SOURCE... DIRECTORY </text:p>
      <text:p text:style-name="P9"><text:s text:c="10"/>cp [OPTION]... -t DIRECTORY SOURCE... </text:p>
      <text:p text:style-name="P7"><text:tab/><text:span text:style-name="T32">Основные опции:</text:span></text:p>
      <text:p text:style-name="P7"><text:tab/>-<text:span text:style-name="T32">l создать жесткую ссылку вместо копирования;</text:span></text:p>
      <text:p text:style-name="P7"><text:tab/>-<text:span text:style-name="T32">s создать символическую ссылку вместо копирования;</text:span></text:p>
      <text:p text:style-name="P7"><text:tab/>-<text:span text:style-name="T32">R копировать подпапки рекурсивно.</text:span></text:p>
      <text:p text:style-name="P7"/>
      <text:p text:style-name="P7"><text:tab/><text:span text:style-name="T43">mv – переместить (переименовать) файл.</text:span></text:p>
      <text:p text:style-name="P7"><text:tab/><text:span text:style-name="T33">Синтаксис запуска команды mv:</text:span></text:p>
      <text:p text:style-name="P8"><text:tab/><text:span text:style-name="T33">mv [OPTION]... [-T] SOURCE DEST </text:span></text:p>
      <text:p text:style-name="P10"><text:s text:c="7"/><text:tab/>mv [OPTION]... SOURCE... DIRECTORY </text:p>
      <text:p text:style-name="P10"><text:s text:c="7"/><text:tab/>mv [OPTION]... -t DIRECTORY SOURCE...</text:p>
      <text:p text:style-name="P7"><text:tab/><text:span text:style-name="T33">Основные опции:</text:span></text:p>
      <text:p text:style-name="P7"><text:tab/>-<text:span text:style-name="T33">f не предупреждать если DEST уже существует и будет перезаписан;</text:span></text:p>
      <text:p text:style-name="P16"><text:span text:style-name="T34"><text:tab/></text:span><text:span text:style-name="T18">-v, --verbose </text:span><text:span text:style-name="T19">в</text:span><text:span text:style-name="T16">ыдавать имя каждого файла перед его переносом;</text:span></text:p>
      <text:p text:style-name="P16"><text:span text:style-name="T16"><text:tab/>-</text:span><text:span text:style-name="T17">b если DEST уже существует, то будет создана резервная копия.</text:span></text:p>
      <text:p text:style-name="P7"><text:tab/></text:p>
      <text:p text:style-name="P7"><text:tab/><text:span text:style-name="T43">rm – <text:s/>удалить файл.</text:span></text:p>
      <text:p text:style-name="P7"><text:tab/><text:span text:style-name="T37">Cинтаксис запуска команды rm:</text:span></text:p>
      <text:p text:style-name="P11"><text:tab/>rm [OPTION]... FILE...</text:p>
      <text:p text:style-name="P11"><text:tab/>Основные опции:</text:p>
      <text:p text:style-name="P11"><text:tab/>-r рекурсивно удалять вложенные подкаталоги;</text:p>
      <text:p text:style-name="P17"><text:span text:style-name="T35"><text:tab/>-f н</text:span><text:span text:style-name="T16">е запрашивать подтверждения операции. Не выдавать диагностических сообщений. Не возвращать код ошибочного завершения, если ошибки были вызваны несуществующими файлами;</text:span></text:p>
      <text:p text:style-name="P3"><text:span text:style-name="T20"><text:tab/>-</text:span><text:span text:style-name="T21">d у</text:span><text:span text:style-name="T20">далять каталоги с помощью системного вызова </text:span><text:a xlink:type="simple" xlink:href="http://www.opennet.ru/cgi-bin/opennet/man.cgi?topic=unlink&amp;category=2"><text:span text:style-name="T24">unlink</text:span></text:a><text:span text:style-name="T20"> вместо </text:span><text:a xlink:type="simple" xlink:href="http://www.opennet.ru/cgi-bin/opennet/man.cgi?topic=rmdir&amp;category=2"><text:span text:style-name="T24">rmdir</text:span></text:a><text:span text:style-name="T20">, и не требовать, чтобы каталог был пуст перед его разлинковкой. Работает только если у вас есть соответствующие привилегии. </text:span></text:p>
      <text:p text:style-name="P3"/>
      <text:p text:style-name="P3"><text:tab/><text:span text:style-name="T42">m</text:span><text:span text:style-name="T36">kdir – создает каталог.</text:span></text:p>
      <text:p text:style-name="P3"><text:span text:style-name="T20"><text:tab/></text:span><text:span text:style-name="T21">Синтаксис запуска команды mkdir:</text:span></text:p>
      <text:p text:style-name="P4"><text:span text:style-name="T21"><text:tab/></text:span><text:span text:style-name="T22">mkdir [OPTIONS] DIRECTORY</text:span></text:p>
      <text:p text:style-name="P7"><text:tab/><text:span text:style-name="T42">Основные опции:</text:span></text:p>
      <text:p text:style-name="P12"><text:tab/>-m права, --mode=права устанавливает права доступа к создаваемым каталогам;</text:p>
      <text:p text:style-name="P12"><text:tab/>-p, --parents cоздает недостающие родительские каталоги для каждого <text:soft-page-break/>указанного каталога;</text:p>
      <text:p text:style-name="P12"><text:tab/>--verbose выдавать сообщение для каждого создаваемого каталога.</text:p>
      <text:p text:style-name="P12"/>
      <text:p text:style-name="P12"><text:tab/>rmdir<text:tab/>– удаляет пустые каталоги.</text:p>
      <text:p text:style-name="P12"><text:tab/>Cинтаксис запуска команды rmdir:</text:p>
      <text:p text:style-name="P12"><text:tab/>rmdir [options] DIRECTORY</text:p>
      <text:p text:style-name="P12"><text:tab/>Основные опции:</text:p>
      <text:p text:style-name="P12"><text:tab/>-p если каталог включает более, чем один компонент пути, то удаляется каталог, затем убирается последний компонент пути и удаляется получившийся каталог и т. д. до тех пор, пока все компоненты не будут удалены. </text:p>
      <text:p text:style-name="P12"/>
      <text:p text:style-name="P12"><text:tab/>pwd – название текущего рабочего каталога.</text:p>
      <text:p text:style-name="P12"><text:tab/>Синтаксис запуска команды pwd:</text:p>
      <text:p text:style-name="P12"><text:tab/>pwd [OPTIONS]</text:p>
      <text:p text:style-name="P12"><text:tab/>Основные опции:</text:p>
      <text:p text:style-name="P12"><text:tab/>-L cледовать за символическими ссылками;</text:p>
      <text:p text:style-name="P12"><text:tab/>-P избегать символических ссылок.</text:p>
      <text:p text:style-name="P12"/>
      <text:p text:style-name="P12"><text:tab/>more – <text:s/>выдать содержимое текстового файла на экран порциями.</text:p>
      <text:p text:style-name="P12"><text:tab/>Синтаксис запуска команды more:</text:p>
      <text:p text:style-name="P13"><text:tab/><text:span text:style-name="T43">more [-dlfpcsu] [-num] [+/pattern] [+linenum] [file …]</text:span></text:p>
      <text:p text:style-name="P13"><text:tab/><text:span text:style-name="T43">Основные опции:</text:span></text:p>
      <text:p text:style-name="P13"><text:tab/><text:span text:style-name="T43">-c ощищает экран перед выводом, перерисовывает экран вместо проматывания для большей производительности;</text:span></text:p>
      <text:p text:style-name="P14"><text:tab/>-num задает размер экрана в количестве строк;</text:p>
      <text:p text:style-name="P14"><text:tab/>-s несколько пустых строк подряд сжимаются в одну.</text:p>
      <text:p text:style-name="P14"/>
      <text:p text:style-name="P14"><text:tab/><text:span text:style-name="T38">1.3 Изучение опций компилятора GCC.</text:span></text:p>
      <text:p text:style-name="P13"/>
      <text:p text:style-name="P13"><text:tab/><text:span text:style-name="T43">GCC – комплиятор языков С и С++ проэкта GNU.</text:span></text:p>
      <text:p text:style-name="P7"><text:tab/>Синтаксис аргументов запуска для gcc:<text:tab/> <text:s text:c="6"/></text:p>
      <text:p text:style-name="P6"><text:tab/>gcc [-c|-S|-E] [-std=standard] </text:p>
      <text:p text:style-name="P6"><text:s text:c="11"/>[-g] [-pg] [-Olevel] </text:p>
      <text:p text:style-name="P6"><text:s text:c="11"/>[-Wwarn...] [-Wpedantic] </text:p>
      <text:p text:style-name="P6"><text:s text:c="11"/>[-Idir...] [-Ldir...] </text:p>
      <text:p text:style-name="P6"><text:s text:c="11"/>[-Dmacro[=defn]...] [-Umacro] </text:p>
      <text:p text:style-name="P6"><text:s text:c="11"/>[-foption...] [-mmachine-option...] </text:p>
      <text:p text:style-name="P6"><text:s text:c="11"/>[-o outfile] [@file] infile...</text:p>
      <text:p text:style-name="P6"><text:tab/>Overall options для компилятора gcc:</text:p>
      <text:p text:style-name="P6"><text:tab/>-c gcc создает объектные файлы, но не производит линковку;</text:p>
      <text:p text:style-name="P6"><text:tab/>-S gcc транслирует исходные тексты в программу на ассемблере;</text:p>
      <text:p text:style-name="P6"><text:tab/>-E gcc производит только препроцессинг исходных текстов;</text:p>
      <text:p text:style-name="P6"><text:tab/>-o <text:span text:style-name="T1">file </text:span><text:span text:style-name="T3">gcc создает исполняемый файл с именем </text:span><text:span text:style-name="T1">file;</text:span></text:p>
      <text:p text:style-name="P6"><text:span text:style-name="T1"><text:tab/>-</text:span><text:span text:style-name="T4">pipe gcc во время компиляции использует пайпы вместо временных файлов;</text:span></text:p>
      <text:p text:style-name="P6"><text:soft-page-break/><text:span text:style-name="T4"><text:tab/>-</text:span><text:span text:style-name="T5">pass-exit-code при запуске gcc без этого ключа в случае ошибки компиляции gcc возвращает 1, с этим ключем gcc возвращает </text:span><text:span text:style-name="T6">максимальное из значений результатов каждой стадии компиляции;</text:span></text:p>
      <text:p text:style-name="P1"><text:span text:style-name="T28"><text:tab/></text:span><text:span text:style-name="Source_20_Text"><text:span text:style-name="T8">-x </text:span></text:span><text:span text:style-name="Variable"><text:span text:style-name="T8">language </text:span></text:span><text:span text:style-name="Variable"><text:span text:style-name="T9">явно определяет язык программирования для исходных файлов указанных после этой опции, вместо того чтобы gcc определял язык используя расширение файлов, данная опция действует до следующего употребления опции -x. Возможные варианты языков:</text:span></text:span></text:p>
      <text:p text:style-name="P35"><text:s text:c="10"/>c <text:s/>c-header <text:s/>cpp-output</text:p>
      <text:p text:style-name="P35"><text:s text:c="10"/>c++ <text:s/>c++-header <text:s/>c++-cpp-output</text:p>
      <text:p text:style-name="P35"><text:s text:c="10"/>objective-c <text:s/>objective-c-header <text:s/>objective-c-cpp-output</text:p>
      <text:p text:style-name="P35"><text:s text:c="10"/>objective-c++ objective-c++-header objective-c++-cpp-output</text:p>
      <text:p text:style-name="P35"><text:s text:c="10"/>assembler <text:s/>assembler-with-cpp</text:p>
      <text:p text:style-name="P35"><text:s text:c="10"/>ada</text:p>
      <text:p text:style-name="P35"><text:s text:c="10"/>f77 <text:s/>f77-cpp-input f95 <text:s/>f95-cpp-input</text:p>
      <text:p text:style-name="P35"><text:s text:c="10"/>go</text:p>
      <text:p text:style-name="P35"><text:s text:c="10"/>java</text:p>
      <text:p text:style-name="P6"><text:span text:style-name="T6"><text:tab/>-v </text:span><text:span text:style-name="T7">выводит</text:span><text:span text:style-name="T6"> в stderr команды выполненные для запуска каждой из стадий компиляции, </text:span><text:span text:style-name="T7">также ввыодит информацию о версии компилятора, линковщика, препроцессора, параметры с какими был собран gcc и т. д.;</text:span></text:p>
      <text:p text:style-name="P15"><text:tab/>-### тоже самое что и -v, но не выводит команды для запуска каждой из стадий;</text:p>
      <text:p text:style-name="P1"><text:span text:style-name="Source_20_Text"><text:span text:style-name="T10"><text:tab/></text:span></text:span><text:span text:style-name="Source_20_Text"><text:span text:style-name="T15">--help={</text:span></text:span><text:span text:style-name="Variable"><text:span text:style-name="T14">class</text:span></text:span><text:span text:style-name="T8">|[</text:span><text:span text:style-name="Source_20_Text"><text:span text:style-name="T15">^</text:span></text:span><text:span text:style-name="T8">]</text:span><text:span text:style-name="Variable"><text:span text:style-name="T14">qualifier</text:span></text:span><text:span text:style-name="Source_20_Text"><text:span text:style-name="T15">}</text:span></text:span><text:span text:style-name="T8">[</text:span><text:span text:style-name="Source_20_Text"><text:span text:style-name="T15">,...</text:span></text:span><text:span text:style-name="T8">] </text:span><text:span text:style-name="T11">отображает описание опций gcc, которые разбиты на классы</text:span><text:span text:style-name="T12">;</text:span></text:p>
      <text:p text:style-name="P18"><text:tab/>--target-help выводит описание команд для каждой из поддерживаемых архитектур, ОС и форматов файлов;</text:p>
      <text:p text:style-name="P18"><text:tab/>--version выводит версию gcc;</text:p>
      <text:p text:style-name="P18"><text:tab/>-wrapper запускает все подпрограммы gcc в программе обвертке указанной после опции -wrapper, аргументы программе обвертке указываются через запятую;</text:p>
      <text:p text:style-name="P2"><text:span text:style-name="T12"><text:tab/></text:span><text:span text:style-name="T13">-fplugin=file загружает плагин для gcc из динамической библиотеки;</text:span></text:p>
      <text:p text:style-name="P19"><text:tab/>-fplugin-arg-name-key=value передает аргумент vaulue по ключу key для плагина file;</text:p>
      <text:p text:style-name="P19"><text:tab/>-<text:span text:style-name="T43">O выбор уровня оптимизации, может быть 0, 1, 2, 3, s, fast, g.</text:span></text:p>
      <text:p text:style-name="P19"><text:tab/>-<text:span text:style-name="T50">Wall включает все предупреждения которые может выдавать компилятор.</text:span></text:p>
      <text:p text:style-name="P18"/>
      <text:p text:style-name="P6"><text:span text:style-name="T44"><text:tab/></text:span><text:span text:style-name="T40">1.4 Текст написанной программы на языке С</text:span></text:p>
      <text:p text:style-name="P6"><text:tab/></text:p>
      <text:p text:style-name="P20">#include &lt;stdio.h&gt;</text:p>
      <text:p text:style-name="P20">#include &lt;stdlib.h&gt;</text:p>
      <text:p text:style-name="P20">#include &lt;time.h&gt;</text:p>
      <text:p text:style-name="P20"/>
      <text:p text:style-name="P20">#define ARRAY_SIZE 25</text:p>
      <text:p text:style-name="P20"/>
      <text:p text:style-name="P20">int cmp_func(const void *a, const void *b){</text:p>
      <text:p text:style-name="P20"><text:s text:c="4"/>return (*(int*)a) &gt; (*(int*)b);</text:p>
      <text:p text:style-name="P20"><text:soft-page-break/>}</text:p>
      <text:p text:style-name="P20"/>
      <text:p text:style-name="P20">int main(void){</text:p>
      <text:p text:style-name="P20"><text:s text:c="4"/>int arr[ARRAY_SIZE];</text:p>
      <text:p text:style-name="P20"><text:s text:c="4"/>srand(time(NULL));</text:p>
      <text:p text:style-name="P20"><text:s text:c="4"/>for (int i = 0; i &lt; ARRAY_SIZE; ++i){</text:p>
      <text:p text:style-name="P20"><text:tab/>arr[i] = rand() % 25;</text:p>
      <text:p text:style-name="P20"><text:s text:c="4"/>}</text:p>
      <text:p text:style-name="P20"><text:s text:c="4"/>qsort(arr, ARRAY_SIZE, sizeof(int), cmp_func);</text:p>
      <text:p text:style-name="P20"><text:s text:c="4"/>for(int i = 0; i &lt; ARRAY_SIZE; ++i){</text:p>
      <text:p text:style-name="P20"><text:tab/>printf("%d ", arr[i]);</text:p>
      <text:p text:style-name="P20"><text:s text:c="4"/>}</text:p>
      <text:p text:style-name="P20"><text:s text:c="4"/>printf("\n");</text:p>
      <text:p text:style-name="P20"><text:s text:c="4"/>return 0;</text:p>
      <text:p text:style-name="P20">}</text:p>
      <text:p text:style-name="P20"/>
      <text:p text:style-name="P21">Программа была скомпилирована следующей командой:</text:p>
      <text:p text:style-name="P21">gcc -std=c99 -o arrays arrays.c</text:p>
      <text:p text:style-name="P21">Результат работы программы:</text:p>
      <text:p text:style-name="P21">2 4 4 5 8 8 8 8 10 10 10 10 11 14 15 15 16 17 18 20 21 22 22 24 24 </text:p>
      <text:p text:style-name="P21"/>
      <text:p text:style-name="P34"><text:tab/>Выводы</text:p>
      <text:p text:style-name="P33"><text:tab/>В ходе лабораторной работы я был ознакомлен с основами работы в ОС UNIX. Были изучены основные утилиты для работы с файловой системной, такие как rm, mv, cp, rmdir, mkdir и другие. Были исследованы основные опции компилятора GCC. Также был исследован текстовый редактор vim, его команды для поиска в тексте, работы с блоками текста и режимы работ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6:08:15.804417428</meta:creation-date>
    <dc:date>2014-09-25T23:18:09.060890865</dc:date>
    <meta:editing-duration>PT3H59M3S</meta:editing-duration>
    <meta:editing-cycles>6</meta:editing-cycles>
    <meta:generator>LibreOffice/4.2.6.3$Linux_X86_64 LibreOffice_project/420m0$Build-3</meta:generator>
    <meta:document-statistic meta:table-count="0" meta:image-count="0" meta:object-count="0" meta:page-count="6" meta:paragraph-count="172" meta:word-count="1392" meta:character-count="10184" meta:non-whitespace-character-count="8535"/>
  </office:meta>
</office:document-meta>
</file>